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] # boş asal sayılar dizisi<ns0:line-break/>i = 2 # Şu anki sayı<ns0:line-break/>while</ns0:p>
        <text:span text:style-name="rststyle-name">asallar</text:span>
        <text:span text:style-name="rststyle-operator">=</text:span>
        <text:span text:style-name="rststyle-punctuation">[]</text:span>
        <text:span text:style-name="rststyle-comment">
          <text:span text:style-name="rststyle-single"># boş asal sayılar dizisi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21:38</meta:creation-date>
    <dc:creator>a</dc:creator>
    <dc:date>2021-07-07T06:21:38</dc:date>
    <dc:language>en-US</dc:language>
    <meta:editing-cycles>1</meta:editing-cycles>
    <meta:editing-duration>PT00M01S</meta:editing-duration>
    <dc:title>Python dersi</dc:title>
  </office:meta>
</office:document-meta>
</file>